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.92" calcext:value-type="float">
            <text:p>80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87" calcext:value-type="float">
            <text:p>46,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29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82,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9,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.37" calcext:value-type="float">
            <text:p>60,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.56" calcext:value-type="float">
            <text:p>86,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.79" calcext:value-type="float">
            <text:p>63,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.13" calcext:value-type="float">
            <text:p>99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36:05.109623556</meta:creation-date>
    <dc:date>2017-10-16T14:36:39.567861725</dc:date>
    <meta:editing-duration>PT34S</meta:editing-duration>
    <meta:editing-cycles>1</meta:editing-cycles>
    <meta:generator>LibreOffice/5.1.6.2$Linux_X86_64 LibreOffice_project/10m0$Build-2</meta:generator>
    <meta:document-statistic meta:table-count="1" meta:cell-count="840" meta:object-count="0"/>
  </office:meta>
</office:document-meta>
</file>